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" svg:font-family="Tahoma, Verdana, 'Lucida Sans Unicode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4"/>
    <style:style style:name="P5" style:family="paragraph" style:parent-style-name="Standard" style:list-style-name="L6"/>
    <style:style style:name="P6" style:family="paragraph" style:parent-style-name="Standard" style:list-style-name="L7"/>
    <style:style style:name="P7" style:family="paragraph" style:parent-style-name="Standard" style:list-style-name="L1">
      <style:text-properties fo:color="#0000ff"/>
    </style:style>
    <style:style style:name="P8" style:family="paragraph" style:parent-style-name="Standard" style:list-style-name="L9">
      <style:text-properties fo:color="#0000ff"/>
    </style:style>
    <style:style style:name="P9" style:family="paragraph" style:parent-style-name="Standard" style:list-style-name="L10">
      <style:text-properties fo:color="#0000ff"/>
    </style:style>
    <style:style style:name="P10" style:family="paragraph" style:parent-style-name="Standard" style:list-style-name="L8">
      <style:text-properties fo:color="#0000ff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 style:list-style-name="L10"/>
    <style:style style:name="P13" style:family="paragraph" style:parent-style-name="Standard" style:list-style-name="L9">
      <style:text-properties fo:color="#ff0000"/>
    </style:style>
    <style:style style:name="T1" style:family="text">
      <style:text-properties fo:color="#0000ff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color="#0000ff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alyse</text:p>
      <text:list xml:id="list300809401" text:style-name="L1">
        <text:list-item>
          <text:p text:style-name="P1">La précision de </text:p>
          <text:list>
            <text:list-item>
              <text:p text:style-name="P7">trajectoire de robot</text:p>
            </text:list-item>
            <text:list-item>
              <text:p text:style-name="P1">carte construite : La précision de point d'intérêt sur la carte</text:p>
            </text:list-item>
          </text:list>
        </text:list-item>
        <text:list-item>
          <text:p text:style-name="P1">La performance de programme</text:p>
        </text:list-item>
      </text:list>
      <text:p text:style-name="Standard"/>
      <text:p text:style-name="P3">Calibration</text:p>
      <text:p text:style-name="Text_20_body"><text:a xlink:type="simple" xlink:href="../../../media/MOT/thuan2/sandbox/slam/tools/scenelib/SceneLib/html/widecamera_8h_source.html">file:///media/MOT/thuan2/sandbox/slam/tools/scenelib/SceneLib/html/widecamera_8h_source.html</text:a></text:p>
      <text:p text:style-name="Text_20_body"><text:a xlink:type="simple" xlink:href="../../../media/MOT/thuan2/sandbox/slam/tools/scenelib/SceneLib/html/classWideCamera.html#ae9b5bf3c72573632633818e52449000b">file:///media/MOT/thuan2/sandbox/slam/tools/scenelib/SceneLib/html/classWideCamera.html#ae9b5bf3c72573632633818e52449000b</text:a></text:p>
      <text:p text:style-name="Text_20_body">Mesure : Utilise l'outil de calibration de MRPT</text:p>
      <text:p text:style-name="Text_20_body"><text:span text:style-name="T1">Problème </text:span>: Appliquer des valeurs de ma caméra à Scene, le programme génère une faute de calcul matrice. </text:p>
      <text:p text:style-name="Standard"/>
      <text:p text:style-name="P3">Liste de parametres de monoslam Scene</text:p>
      <text:p text:style-name="Standard"/>
      <text:list xml:id="list1097811863" text:style-name="L2">
        <text:list-item>
          <text:p text:style-name="P2">delta_t(1.0/30.0),</text:p>
        </text:list-item>
        <text:list-item>
          <text:p text:style-name="P2"><text:span text:style-name="T3">NUMBER_OF_FEATURES_TO_SELECT</text:span><text:span text:style-name="T2">(10),</text:span></text:p>
        </text:list-item>
        <text:list-item>
          <text:p text:style-name="P2"><text:span text:style-name="T3">NUMBER_OF_FEATURES_TO_KEEP_VISIBLE</text:span><text:span text:style-name="T2">(12),</text:span></text:p>
        </text:list-item>
        <text:list-item>
          <text:p text:style-name="P2"><text:span text:style-name="T3">MAX_FEATURES_TO_INIT_AT_ONCE</text:span><text:span text:style-name="T2">(1),</text:span></text:p>
        </text:list-item>
        <text:list-item>
          <text:p text:style-name="P2">MIN_LAMBDA(0.5),</text:p>
        </text:list-item>
        <text:list-item>
          <text:p text:style-name="P2">MAX_LAMBDA(5.0),</text:p>
        </text:list-item>
        <text:list-item>
          <text:p text:style-name="P2"><text:span text:style-name="T3">NUMBER_OF_PARTICLES</text:span><text:span text:style-name="T2">(100),</text:span></text:p>
        </text:list-item>
        <text:list-item>
          <text:p text:style-name="P2">STANDARD_DEVIATION_DEPTH_RATIO(0.3),</text:p>
        </text:list-item>
        <text:list-item>
          <text:p text:style-name="P2"><text:span text:style-name="T1">MIN_NUMBER_OF_PARTICLES(20),</text:span></text:p>
        </text:list-item>
        <text:list-item>
          <text:p text:style-name="P2"><text:span text:style-name="T1">PRUNE_PROBABILITY_THRESHOLD(0.05),</text:span></text:p>
        </text:list-item>
        <text:list-item>
          <text:p text:style-name="P2">ERASE_PARTIALLY_INIT_FEATURE_AFTER_THIS_MANY_ATTEMPTS(10)</text:p>
        </text:list-item>
      </text:list>
      <text:p text:style-name="P3"/>
      <text:p text:style-name="P3">Vidéo – Scénario</text:p>
      <text:p text:style-name="P11">Direction</text:p>
      <text:list xml:id="list1156248863" text:style-name="L8">
        <text:list-item>
          <text:p text:style-name="P10">Aller à droit</text:p>
        </text:list-item>
        <text:list-item>
          <text:p text:style-name="P10">Aller à droit et retourner</text:p>
        </text:list-item>
        <text:list-item>
          <text:p text:style-name="P10">Aller sur un circuit</text:p>
        </text:list-item>
        <text:list-item>
          <text:p text:style-name="P10">Aller sur un zigzag</text:p>
        </text:list-item>
      </text:list>
      <text:p text:style-name="Standard">Obstacle</text:p>
      <text:list xml:id="list2089914037" text:style-name="L9">
        <text:list-item>
          <text:p text:style-name="P8">Moins d'obstacles</text:p>
        </text:list-item>
        <text:list-item>
          <text:p text:style-name="P13">Avec des personnes mobiles</text:p>
        </text:list-item>
        <text:list-item>
          <text:p text:style-name="P13">Avec le changement des objets : mettre un objet sur le trajectoire de robot. Dans le deuxième cour, enlever cet objet. </text:p>
        </text:list-item>
      </text:list>
      <text:p text:style-name="Standard">Liberté de la hauteur de caméra</text:p>
      <text:list xml:id="list139981144" text:style-name="L10">
        <text:list-item>
          <text:p text:style-name="P9">Fixer la position de caméra</text:p>
        </text:list-item>
        <text:list-item>
          <text:p text:style-name="P12">Changer la hauteur de caméra dans son parcours</text:p>
        </text:list-item>
      </text:list>
      <text:p text:style-name="Standard"/>
      <text:p text:style-name="P3">Test avec monoslam de Scene</text:p>
      <text:list xml:id="list588435645" text:style-name="L4">
        <text:list-item>
          <text:p text:style-name="P4">monoslam est compilé</text:p>
        </text:list-item>
        <text:list-item>
          <text:p text:style-name="P4">Il y a des fautes avec des tests simples </text:p>
          <text:list>
            <text:list-item>
              <text:p text:style-name="P4"><text:soft-page-break/>Le trajectoire de robot n'est pas exact</text:p>
              <text:list>
                <text:list-item>
                  <text:p text:style-name="P4">Se déplacer à droit dans une scénario, alors se déplacer à gauche dans trajectoire</text:p>
                </text:list-item>
                <text:list-item>
                  <text:p text:style-name="P4">Si le robot ne se déplace pas, dans trajectoire, il va à droit. Peut-être, un problème de calculer la vitesse. </text:p>
                </text:list-item>
              </text:list>
            </text:list-item>
          </text:list>
        </text:list-item>
      </text:list>
      <text:p text:style-name="Standard"/>
      <text:p text:style-name="P3">Faire la simulation avec MRPT</text:p>
      <text:list xml:id="list287278734" text:style-name="L6">
        <text:list-item>
          <text:p text:style-name="P5">construire la cadre avec la trajectoire sur la Scene3D</text:p>
        </text:list-item>
        <text:list-item>
          <text:p text:style-name="P5"><text:span text:style-name="T1">Problème </text:span>: </text:p>
          <text:list>
            <text:list-item>
              <text:p text:style-name="P5">Dessiner les éclipses dans Scene3D</text:p>
            </text:list-item>
            <text:list-item>
              <text:p text:style-name="P5">La plane Oxy <text:s/>n'est peut-être pas correct</text:p>
            </text:list-item>
            <text:list-item>
              <text:p text:style-name="P5"/>
            </text:list-item>
          </text:list>
        </text:list-item>
      </text:list>
      <text:p text:style-name="P3">vslam in ROS</text:p>
      <text:list xml:id="list1192182735" text:style-name="L7">
        <text:list-item>
          <text:p text:style-name="P6">ROS développe en cours vslam. Il n'y a pas de version stable. <text:s/></text:p>
        </text:list-item>
        <text:list-item>
          <text:p text:style-name="P6">jusqu'à maintenant, déjà compilé mais ne pas savoir comment à lancer, les paramètres d'entrées</text:p>
        </text:list-item>
        <text:list-item>
          <text:p text:style-name="P6">Demande une série d'images stéréoscopique </text:p>
        </text:list-item>
        <text:list-item>
          <text:p text:style-name="P6">Solution :</text:p>
          <text:list>
            <text:list-item>
              <text:p text:style-name="P6">Chercher un source d'images stéréoscopique pour tester</text:p>
            </text:list-item>
          </text:list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" svg:font-family="Tahoma, Verdana, 'Lucida Sans Unicode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04T10:29:22</meta:creation-date>
    <meta:editing-duration>PT06H15M25S</meta:editing-duration>
    <meta:editing-cycles>14</meta:editing-cycles>
    <meta:generator>OpenOffice.org/3.2$Linux OpenOffice.org_project/320m12$Build-9483</meta:generator>
    <meta:initial-creator>thuan </meta:initial-creator>
    <dc:date>2010-05-04T16:44:45</dc:date>
    <dc:creator>thuan </dc:creator>
    <meta:document-statistic meta:table-count="0" meta:image-count="0" meta:object-count="0" meta:page-count="2" meta:paragraph-count="52" meta:word-count="298" meta:character-count="2059"/>
  </office:meta>
</office:document-meta>
</file>